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Title">Autocento of the breakfast table</text:h>
      <text:h text:style-name="Heading_20_2" text:outline-level="2">Hi. My name is Case Duckworth. This is my thesis.</text:h>
      <text:p text:style-name="First_20_paragraph"><text:span text:style-name="T1">Autocento</text:span><text:span text:style-name="T2"> </text:span><text:span text:style-name="T3">of</text:span><text:span text:style-name="T4"> </text:span><text:span text:style-name="T5">the</text:span><text:span text:style-name="T6"> </text:span><text:span text:style-name="T7">breakfast</text:span><text:span text:style-name="T8"> </text:span><text:span text:style-name="T9">table</text:span> is an inter/hypertextual exploration of the workings of inspiration, revision, and obsession. I've compiled this work over multiple years, and recently linked it all together to form a (hopefully) more cohesive whole. To make this easier than collating everything by hand, I've relied on a process that leverages open-source technologies to publish my work onto a web platform.</text:p>
      <text:h text:style-name="Heading_20_2" text:outline-level="2">Process steps</text:h>
      <text:list text:style-name="L1">
        <text:list-item>
          <text:p text:style-name="P1">Write poems.</text:p>
        </text:list-item>
        <text:list-item>
          <text:p text:style-name="P1">Convert to Markdown.</text:p>
          <text:list text:style-name="L2">
            <text:list-item>
              <text:p text:style-name="P2">Markdown, originally by John Gruber, is a lightweight markup language that allows me to focus on the <text:span text:style-name="T10">content</text:span> of my writing, knowing that I can work on the <text:span text:style-name="T11">presentation</text:span> later.</text:p>
            </text:list-item>
            <text:list-item>
              <text:p text:style-name="P2">The original <text:span text:style-name="T12">markdown.pl</text:span> program is buggy and inconsistent with how it applies styles to markup. It also only works to convert text to HTML.</text:p>
            </text:list-item>
            <text:list-item>
              <text:p text:style-name="P2">Because of these limitations, I've used John MacFarlane's extended Markdown syntax, which lets me write richer documents and programmatically compile my work into multiple formats.</text:p>
            </text:list-item>
          </text:list>
        </text:list-item>
        <text:list-item>
          <text:p text:style-name="P1">Compile to HTML with Pandoc.</text:p>
          <text:list text:style-name="L3">
            <text:list-item>
              <text:p text:style-name="P3">At first, I used this code in the shell to generate my HTML:</text:p>
              <text:p text:style-name="P4">for file in *.txt; do</text:p>
              <text:p text:style-name="P5">pandoc "$file" -f markdown -t html5 \</text:p>
              <text:p text:style-name="P6">--template=template.html -o "${file%txt}html"</text:p>
              <text:p text:style-name="P7">done</text:p>
              <text:p text:style-name="P3">but this proved tedious with time.</text:p>
            </text:list-item>
            <text:list-item>
              <text:p text:style-name="P3">After a lot of experimenting with different scripting languages, I finally realized that <text:span text:style-name="T13">GNU make</text:span> would fit this task perfectly.</text:p>
            </text:list-item>
            <text:list-item>
              <text:p text:style-name="P3">You can see my makefile here---it's kind of a mess, but it does the job. See below for a more detailed explanation of the makefile.</text:p>
            </text:list-item>
          </text:list>
        </text:list-item>
        <text:list-item>
          <text:p text:style-name="P1">Style the pages with CSS.</text:p>
          <text:list text:style-name="L4">
            <text:list-item>
              <text:p text:style-name="P8">I use a pretty basic style for <text:span text:style-name="T14">Autocento</text:span>. You can see my stylesheet here.</text:p>
            </text:list-item>
          </text:list>
        </text:list-item>
        <text:list-item>
          <text:p text:style-name="P1">Use Github to put them online.</text:p>
          <text:list text:style-name="L5">
            <text:list-item>
              <text:p text:style-name="P9">Github uses <text:span text:style-name="T15">git</text:span> under the hood---a Version Control System developed for keeping track of large code projects.</text:p>
            </text:list-item>
            <text:list-item>
              <text:p text:style-name="P9">My workflow with <text:span text:style-name="T16">git</text:span> looks like this:</text:p>
              <text:list text:style-name="L6">
                <text:list-item>
                  <text:p text:style-name="P10">Change files in the project directory---revise a poem, change the makefile, add a style, etc.</text:p>
                </text:list-item>
                <text:list-item>
                  <text:p text:style-name="P10">(If necessary, re-compile with <text:span text:style-name="T17">make</text:span>.)</text:p>
                </text:list-item>
                <text:list-item>
                  <text:p text:style-name="P10"><text:span text:style-name="T18">git status</text:span> tells me which files have changed, which have been added, and if any have been deleted.</text:p>
                </text:list-item>
                <text:list-item>
                  <text:p text:style-name="P10"><text:span text:style-name="T19">git add -A</text:span> adds all the changes to the <text:span text:style-name="T20">staging</text:span><text:span text:style-name="T21"> </text:span><text:span text:style-name="T22">area</text:span>, or I can add individual files, depending on what I want to commit.</text:p>
                </text:list-item>
                <text:list-item>
                  <text:p text:style-name="P10"><text:span text:style-name="T23">git commit -m "[message]"</text:span> commits the changes to git. This means they're "saved"---if I do something I want to revert, I can <text:span text:style-name="T24">git revert</text:span> back to a commit and start again.</text:p>
                </text:list-item>
                <text:list-item>
                  <text:p text:style-name="P10"><text:span text:style-name="T25">git push</text:span> pushes the changes to the <text:span text:style-name="T26">remote</text:span><text:span text:style-name="T27"> </text:span><text:span text:style-name="T28">repository</text:span>---in this case, the Github repo that serves http://autocento.me.</text:p>
                </text:list-item>
                <text:list-item>
                  <text:p text:style-name="P10">Lather, rinse, repeat.</text:p>
                </text:list-item>
              </text:list>
            </text:list-item>
          </text:list>
        </text:list-item>
        <text:list-item>
          <text:p text:style-name="P1">Write Makefile to extend build capabilities.</text:p>
          <text:list text:style-name="L7">
            <text:list-item>
              <text:p text:style-name="P11">As of now, I've completed a <text:span text:style-name="T29">Hapax</text:span><text:span text:style-name="T30"> </text:span><text:span text:style-name="T31">legomenon</text:span> compiler, a back-link compiler, and an updater for the random link functionality that's on this site.</text:p>
            </text:list-item>
            <text:list-item>
              <text:p text:style-name="P11">I'd like to build a compiler for the Index of first lines and Index of common titles once I have time.</text:p>
            </text:list-item>
          </text:list>
        </text:list-item>
      </text:list>
      <text:h text:style-name="Heading_20_2" text:outline-level="2">The beauty of this system</text:h>
      <text:list text:style-name="L8">
        <text:list-item>
          <text:p text:style-name="P12">I can compile these poems into (almost) any format: <text:span text:style-name="T32">pandoc</text:span> supports a lot.</text:p>
        </text:list-item>
        <text:list-item>
          <text:p text:style-name="P12">Once I complete the above process once, I can focus on revising my poems.</text:p>
        </text:list-item>
        <text:list-item>
          <text:p text:style-name="P12">These poems are online for anyone to see and use for their own wor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tocento of the breakfast table</dc:title>
  </office:meta>
</office:document-meta>
</file>